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Times New Roman" fo:font-size="12pt"/>
    </style:style>
    <style:style style:name="T2" style:family="text">
      <style:text-properties style:font-name-asian="Times New Roman" style:font-size-asian="12pt"/>
    </style:style>
    <style:style style:name="T3" style:family="text">
      <style:text-properties fo:font-size="14pt" style:font-name-asian="Times New Roman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zoom"/><text:span text:style-name="T2"><text:s text:c="5"/></text:span></text:p>
      <text:p text:style-name="P1"><text:span text:style-name="T3"><text:s/>几个重要的Linux操作系统 内核文件介绍</text:span></text:p>
      <text:p text:style-name="Text_20_body"><text:span text:style-name="T2"/></text:p>
      <text:p text:style-name="Text_20_body"><text:span text:style-name="T2"><text:s text:c="6"/>在网 络中，不少服务器采用的是</text:span><text:span text:style-name="T1">Linux</text:span><text:span text:style-name="T2">系统。为了进一步提高服务器的性能，可能需要根据特定的硬件及需求重新编译</text:span><text:span text:style-name="T1">Linux</text:span><text:span text:style-name="T2">内核。编译</text:span><text:span text:style-name="T1">Linux</text:span><text:span text:style-name="T2">内核，需要 根据规定的步骤进行，编译内核过程中涉及到几个重要的文件。比如对于</text:span><text:span text:style-name="T1">RedHat Linux</text:span><text:span text:style-name="T2">，在</text:span><text:span text:style-name="T1">/boot</text:span><text:span text:style-name="T2">目录下有一些与</text:span><text:span text:style-name="T1">Linux</text:span><text:span text:style-name="T2">内核有关的文件，进入</text:span><text:span text:style-name="T1">/boot</text:span><text:span text:style-name="T2">执行：</text:span><text:span text:style-name="T1">ls –l</text:span><text:span text:style-name="T2">。编译过</text:span><text:span text:style-name="T1">RedHat Linux</text:span><text:span text:style-name="T2">内核的人对其中的</text:span><text:span text:style-name="T1">System.map </text:span><text:span text:style-name="T2">、</text:span><text:span text:style-name="T1">vmlinuz</text:span><text:span text:style-name="T2">、</text:span><text:span text:style-name="T1">initrd-2.4.7-10.img</text:span><text:span text:style-name="T2">印象可能比较深刻，因为编译内核过程中涉及到这些文件的建立等操作。那么这几个文件是怎么产生 的？又有什么作用呢？本文对此做些介绍。 </text:span></text:p>
      <text:p text:style-name="Text_20_body"><text:span text:style-name="T2">　　</text:span><text:span text:style-name="Strong_20_Emphasis"><text:span text:style-name="T2">一、</text:span></text:span><text:span text:style-name="Strong_20_Emphasis"><text:span text:style-name="T1">vmlinuz</text:span></text:span><text:span text:style-name="T1"> </text:span></text:p>
      <text:p text:style-name="Text_20_body"><text:span text:style-name="T2">　 　</text:span><text:span text:style-name="T1">vmlinuz</text:span><text:span text:style-name="T2">是可引导的、压缩的内核。“</text:span><text:span text:style-name="T1">vm”</text:span><text:span text:style-name="T2">代表“</text:span><text:span text:style-name="T1">Virtual Memory”</text:span><text:span text:style-name="T2">。</text:span><text:span text:style-name="T1">Linux </text:span><text:span text:style-name="T2">支持虚拟内存，不像老的操作系统比如</text:span><text:span text:style-name="T1">DOS</text:span><text:span text:style-name="T2">有</text:span><text:span text:style-name="T1">640KB</text:span><text:span text:style-name="T2">内存的限制。</text:span><text:span text:style-name="T1">Linux</text:span><text:span text:style-name="T2">能够使用硬盘空间作为虚拟内存，因此得名“</text:span><text:span text:style-name="T1">vm”</text:span><text:span text:style-name="T2">。</text:span><text:span text:style-name="T1">vmlinuz</text:span><text:span text:style-name="T2">是可执行 的</text:span><text:span text:style-name="T1">Linux</text:span><text:span text:style-name="T2">内核，它位于</text:span><text:span text:style-name="T1">/boot/vmlinuz</text:span><text:span text:style-name="T2">，它一般是一个软链接。</text:span></text:p>
      <text:p text:style-name="Text_20_body"><text:span text:style-name="T2">　　</text:span><text:span text:style-name="T1">vmlinuz</text:span><text:span text:style-name="T2">的建立有两种方式。一是编译内核时通过“</text:span><text:span text:style-name="T1">make zImage”</text:span><text:span text:style-name="T2">创建，然后通过： </text:span></text:p>
      <text:p text:style-name="Text_20_body"><text:span text:style-name="T2">　 　“</text:span><text:span text:style-name="T1">cp /usr/src/linux-2.4/arch/i386/linux/boot/zImage /boot/vmlinuz”</text:span><text:span text:style-name="T2">产生。</text:span><text:span text:style-name="T1">zImage</text:span><text:span text:style-name="T2">适用于小内核的情况，它的存在是为了向后的兼容性。二是内核编译时通过命令</text:span><text:span text:style-name="T1">make bzImage</text:span><text:span text:style-name="T2">创建，然后通过：“</text:span><text:span text:style-name="T1">cp /usr/src/linux-2.4/arch/i386/linux/boot/bzImage /boot/vmlinuz”</text:span><text:span text:style-name="T2">产生。</text:span><text:span text:style-name="T1">bzImage</text:span><text:span text:style-name="T2">是压缩的内核映像，需要注意，</text:span><text:span text:style-name="T1">bzImage</text:span><text:span text:style-name="T2">不是用</text:span><text:span text:style-name="T1">bzip2</text:span><text:span text:style-name="T2">压缩的，</text:span><text:span text:style-name="T1">bzImage</text:span><text:span text:style-name="T2">中的</text:span><text:span text:style-name="T1">bz</text:span><text:span text:style-name="T2">容易引起 误解，</text:span><text:span text:style-name="T1">bz</text:span><text:span text:style-name="T2">表示“</text:span><text:span text:style-name="T1">big zImage”</text:span><text:span text:style-name="T2">。 </text:span><text:span text:style-name="T1">bzImage</text:span><text:span text:style-name="T2">中的</text:span><text:span text:style-name="T1">b</text:span><text:span text:style-name="T2">是“</text:span><text:span text:style-name="T1">big”</text:span><text:span text:style-name="T2">意思。 </text:span></text:p>
      <text:p text:style-name="Text_20_body"><text:span text:style-name="T2">　　</text:span><text:span text:style-name="T1">zImage</text:span><text:span text:style-name="T2">（</text:span><text:span text:style-name="T1">vmlinuz</text:span><text:span text:style-name="T2">）和</text:span><text:span text:style-name="T1">bzImage</text:span><text:span text:style-name="T2">（</text:span><text:span text:style-name="T1">vmlinuz</text:span><text:span text:style-name="T2">）都是用</text:span><text:span text:style-name="T1">gzip</text:span><text:span text:style-name="T2">压缩的。它们不仅是一个压缩文件，而且在这两个文件的开头部分内嵌有</text:span><text:span text:style-name="T1">gzip</text:span><text:span text:style-name="T2">解压缩代码。所以你不能用</text:span><text:span text:style-name="T1">gunzip </text:span><text:span text:style-name="T2">或 </text:span><text:span text:style-name="T1">gzip –dc</text:span><text:span text:style-name="T2">解包</text:span><text:span text:style-name="T1">vmlinuz</text:span><text:span text:style-name="T2">。 </text:span></text:p>
      <text:p text:style-name="Text_20_body"><text:span text:style-name="T2">　 　内核文件中包含一个微型的</text:span><text:span text:style-name="T1">gzip</text:span><text:span text:style-name="T2">用于解压缩内核并引导它。两者的不同之处在于，老的</text:span><text:span text:style-name="T1">zImage</text:span><text:span text:style-name="T2">解压缩内核到低端内存（第一个</text:span><text:span text:style-name="T1">640K</text:span><text:span text:style-name="T2">）， </text:span><text:span text:style-name="T1">bzImage</text:span><text:span text:style-name="T2">解压缩内核到高端内存（</text:span><text:span text:style-name="T1">1M</text:span><text:span text:style-name="T2">以上）。如果内核比较小，那么可以采用</text:span><text:span text:style-name="T1">zImage </text:span><text:span text:style-name="T2">或</text:span><text:span text:style-name="T1">bzImage</text:span><text:span text:style-name="T2">之一，两种方式引导的系统运行时是相同的。大的内核采用</text:span><text:span text:style-name="T1">bzImage</text:span><text:span text:style-name="T2">，不能采用</text:span><text:span text:style-name="T1">zImage</text:span><text:span text:style-name="T2">。 </text:span></text:p>
      <text:p text:style-name="Text_20_body"><text:span text:style-name="T2">　　</text:span><text:span text:style-name="T1">vmlinux</text:span><text:span text:style-name="T2">是未压缩的内核，</text:span><text:span text:style-name="T1">vmlinuz</text:span><text:span text:style-name="T2">是</text:span><text:span text:style-name="T1">vmlinux</text:span><text:span text:style-name="T2">的压缩文件。 </text:span></text:p>
      <text:p text:style-name="Text_20_body"><text:span text:style-name="T2">　　</text:span><text:span text:style-name="Strong_20_Emphasis"><text:span text:style-name="T2">二、 </text:span></text:span><text:span text:style-name="Strong_20_Emphasis"><text:span text:style-name="T1">initrd-x.x.x.img</text:span></text:span><text:span text:style-name="T1"> </text:span></text:p>
      <text:p text:style-name="Text_20_body"><text:span text:style-name="T2">　 　</text:span><text:span text:style-name="T1">initrd</text:span><text:span text:style-name="T2">是“</text:span><text:span text:style-name="T1">initial ramdisk”</text:span><text:span text:style-name="T2">的简写。</text:span><text:span text:style-name="T1">initrd</text:span><text:span text:style-name="T2">一般被用来临时的引导硬件到实际内核</text:span><text:span text:style-name="T1">vmlinuz</text:span><text:span text:style-name="T2">能够接管并继续引导的状态。比如，使用的是</text:span><text:span text:style-name="T1">scsi</text:span><text:span text:style-name="T2">硬盘，而内核 </text:span><text:span text:style-name="T1">vmlinuz</text:span><text:span text:style-name="T2">中并没有这个</text:span><text:span text:style-name="T1">scsi</text:span><text:span text:style-name="T2">硬件的驱动，那么在装入</text:span><text:span text:style-name="T1">scsi</text:span><text:span text:style-name="T2">模块之前，内核不能加载根文件系统，但</text:span><text:span text:style-name="T1">scsi</text:span><text:span text:style-name="T2">模块存储在根文件系统的 </text:span><text:span text:style-name="T1">/lib/modules</text:span><text:span text:style-name="T2">下。为了解决这个问题，可以引导一个能够读实际内核的</text:span><text:span text:style-name="T1">initrd</text:span><text:span text:style-name="T2">内核并用</text:span><text:span text:style-name="T1">initrd</text:span><text:span text:style-name="T2">修正</text:span><text:span text:style-name="T1">scsi</text:span><text:span text:style-name="T2">引导问题。</text:span><text:span text:style-name="T1">initrd- 2.4.7-10.img</text:span><text:span text:style-name="T2">是用</text:span><text:span text:style-name="T1">gzip</text:span><text:span text:style-name="T2">压缩的文件，下面来看一看这个文件的内容。 </text:span></text:p>
      <text:p text:style-name="Text_20_body"><text:span text:style-name="T1">initrd</text:span><text:span text:style-name="T2">实现加载一些模块和安装文件系统等。 </text:span></text:p>
      <text:p text:style-name="Text_20_body"><text:span text:style-name="T2">　　</text:span><text:span text:style-name="T1">initrd</text:span><text:span text:style-name="T2">映象文件是使用</text:span><text:span text:style-name="T1">mkinitrd</text:span><text:span text:style-name="T2">创建的。</text:span><text:span text:style-name="T1">mkinitrd</text:span><text:span text:style-name="T2">实用程序能够创建</text:span><text:span text:style-name="T1">initrd</text:span><text:span text:style-name="T2">映象文件。这个命令是</text:span><text:span text:style-name="T1">RedHat</text:span><text:span text:style-name="T2">专有的。其它</text:span><text:span text:style-name="T1">Linux</text:span><text:span text:style-name="T2">发行版或许有相应的命令。这是个很方便的实用程序。具体情况请看帮助：</text:span><text:span text:style-name="T1">man mkinitrd </text:span></text:p>
      <text:p text:style-name="Text_20_body"><text:span text:style-name="T2">　　下面的命令创建</text:span><text:span text:style-name="T1">initrd</text:span><text:span text:style-name="T2">映象文件：</text:span></text:p>
      <text:p text:style-name="Text_20_body"><text:span text:style-name="T2">　　</text:span><text:span text:style-name="Strong_20_Emphasis"><text:span text:style-name="T2">三、 </text:span></text:span><text:span text:style-name="Strong_20_Emphasis"><text:span text:style-name="T1">System.map</text:span></text:span><text:span text:style-name="T1"> </text:span></text:p>
      <text:p text:style-name="Text_20_body"><text:span text:style-name="T2">　　</text:span><text:span text:style-name="T1">System.map</text:span><text:span text:style-name="T2">是一个特定内核的内核符号表。它是你当前运行的内核的</text:span><text:span text:style-name="T1">System.map</text:span><text:span text:style-name="T2">的链接。 </text:span></text:p>
      <text:p text:style-name="Text_20_body"><text:soft-page-break/><text:span text:style-name="T2">　　内核符号表是怎么创建的呢</text:span><text:span text:style-name="T1">? System.map</text:span><text:span text:style-name="T2">是由“</text:span><text:span text:style-name="T1">nm vmlinux”</text:span><text:span text:style-name="T2">产生并且不相关的符号被滤出。对于本文中的例子，编译内核时，</text:span><text:span text:style-name="T1">System.map</text:span><text:span text:style-name="T2">创建在</text:span><text:span text:style-name="T1">/usr/src/linux-2.4/System.map</text:span><text:span text:style-name="T2">。像下面这样： </text:span></text:p>
      <text:p text:style-name="Text_20_body"><text:span text:style-name="T2">　　</text:span><text:span text:style-name="T1">nm /boot/vmlinux-2.4.7-10 &gt; System.map </text:span></text:p>
      <text:p text:style-name="Text_20_body"><text:span text:style-name="T2">　　下面几行来自</text:span><text:span text:style-name="T1">/usr/src/linux-2.4/Makefile</text:span><text:span text:style-name="T2">： </text:span></text:p>
      <text:p text:style-name="Text_20_body"><text:span text:style-name="T2">　　</text:span><text:span text:style-name="T1">nm vmlinux | grep -v '(compiled)|(.o$$)|( [aUw] )|(..ng$$)|(LASH[RL]DI)' | sort &gt; System.map </text:span></text:p>
      <text:p text:style-name="Text_20_body"><text:span text:style-name="T2">　　然后复制到</text:span><text:span text:style-name="T1">/boot: </text:span></text:p>
      <text:p text:style-name="Text_20_body"><text:span text:style-name="T2">　　</text:span><text:span text:style-name="T1">cp /usr/src/linux/System.map /boot/System.map-2.4.7-10 </text:span></text:p>
      <text:p text:style-name="Text_20_body"><text:span text:style-name="T2">　　在进行程序设计时，会命名一些变量名或函数名之类的符号。</text:span><text:span text:style-name="T1">Linux</text:span><text:span text:style-name="T2">内核是一个很复杂的代码块，有许许多多的全局符号。 </text:span></text:p>
      <text:p text:style-name="Text_20_body"><text:span text:style-name="T2">　　</text:span><text:span text:style-name="T1">Linux</text:span><text:span text:style-name="T2">内核不使用符号名，而是通过变量或函数的地址来识别变量或函数名。比如不是使用</text:span><text:span text:style-name="T1">size_t BytesRead</text:span><text:span text:style-name="T2">这样的符号，而是像</text:span><text:span text:style-name="T1">c0343f20</text:span><text:span text:style-name="T2">这样引用这个变量。 </text:span></text:p>
      <text:p text:style-name="Text_20_body"><text:span text:style-name="T2">　　对于使用计算机的人来说，更喜欢使用那些像</text:span><text:span text:style-name="T1">size_t BytesRead</text:span><text:span text:style-name="T2">这样的名字，而不喜欢像</text:span><text:span text:style-name="T1">c0343f20</text:span><text:span text:style-name="T2">这样的名字。内核主要是用</text:span><text:span text:style-name="T1">c</text:span><text:span text:style-name="T2">写的，所以编译器</text:span><text:span text:style-name="T1">/</text:span><text:span text:style-name="T2">连接器允许我们编码时使用符号名，当内核运行时使用地址。 </text:span></text:p>
      <text:p text:style-name="Text_20_body"><text:span text:style-name="T2">　　然而，在有的情况下，我们需要知道符号的地址，或者需要知道地址对应的符号。这由符号表来完成，符号表是所有符号连同它们的地址的列表。</text:span><text:span text:style-name="T1">Linux </text:span><text:span text:style-name="T2">符号表使用到</text:span><text:span text:style-name="T1">2</text:span><text:span text:style-name="T2">个文件： </text:span></text:p>
      <text:p text:style-name="Text_20_body"><text:span text:style-name="T2">　　</text:span><text:span text:style-name="T1">/proc/ksyms </text:span></text:p>
      <text:p text:style-name="Text_20_body"><text:span text:style-name="T2">　　</text:span><text:span text:style-name="T1">System.map </text:span></text:p>
      <text:p text:style-name="Text_20_body"><text:span text:style-name="T2">　 　</text:span><text:span text:style-name="T1">/proc/ksyms</text:span><text:span text:style-name="T2">是一个“</text:span><text:span text:style-name="T1">proc file”</text:span><text:span text:style-name="T2">，在内核引导时创建。实际上，它并不真正的是一个文件，它只不过是内核数据的表示，却给人们是一个磁盘文件的假象，这从它的文件大小是</text:span><text:span text:style-name="T1">0</text:span><text:span text:style-name="T2">可以看 出来。然而，</text:span><text:span text:style-name="T1">System.map</text:span><text:span text:style-name="T2">是存在于你的文件系统上的实际文件。当你编译一个新内核时，各个符号名的地址要发生变化，你的老的</text:span><text:span text:style-name="T1">System.map </text:span><text:span text:style-name="T2">具有的是错误的符号信息。每次内核编译时产生一个新的</text:span><text:span text:style-name="T1">System.map</text:span><text:span text:style-name="T2">，你应当用新的</text:span><text:span text:style-name="T1">System.map</text:span><text:span text:style-name="T2">来取代老的</text:span><text:span text:style-name="T1">System.map</text:span><text:span text:style-name="T2">。 </text:span></text:p>
      <text:p text:style-name="Text_20_body"><text:span text:style-name="T2">　 　虽然内核本身并不真正使用</text:span><text:span text:style-name="T1">System.map</text:span><text:span text:style-name="T2">，但其它程序比如</text:span><text:span text:style-name="T1">klogd</text:span><text:span text:style-name="T2">， </text:span><text:span text:style-name="T1">lsof</text:span><text:span text:style-name="T2">和</text:span><text:span text:style-name="T1">ps</text:span><text:span text:style-name="T2">等软件需要一个正确的</text:span><text:span text:style-name="T1">System.map</text:span><text:span text:style-name="T2">。如果你使用错误的或没有</text:span><text:span text:style-name="T1">System.map</text:span><text:span text:style-name="T2">，</text:span><text:span text:style-name="T1">klogd</text:span><text:span text:style-name="T2">的输出将是不可靠的，这对于排除程序 故障会带来困难。没有</text:span><text:span text:style-name="T1">System.map</text:span><text:span text:style-name="T2">，你可能会面临一些令人烦恼的提示信息。 </text:span></text:p>
      <text:p text:style-name="Text_20_body"><text:span text:style-name="T2">另外少数驱动需要</text:span><text:span text:style-name="T1">System.map</text:span><text:span text:style-name="T2">来解析符号，没有为你当前运行的特定内核创建的</text:span><text:span text:style-name="T1">System.map</text:span><text:span text:style-name="T2">它们就不能正常工作。 </text:span></text:p>
      <text:p text:style-name="Text_20_body"><text:span text:style-name="T2">　 　</text:span><text:span text:style-name="T1">Linux</text:span><text:span text:style-name="T2">的内核日志守护进程</text:span><text:span text:style-name="T1">klogd</text:span><text:span text:style-name="T2">为了执行名称</text:span><text:span text:style-name="T1">-</text:span><text:span text:style-name="T2">地址解析，</text:span><text:span text:style-name="T1">klogd</text:span><text:span text:style-name="T2">需要使用</text:span><text:span text:style-name="T1">System.map</text:span><text:span text:style-name="T2">。</text:span><text:span text:style-name="T1">System.map</text:span><text:span text:style-name="T2">应当放在使用它的软件 能够找到它的地方。执行：</text:span><text:span text:style-name="T1">man klogd</text:span><text:span text:style-name="T2">可知，如果没有将</text:span><text:span text:style-name="T1">System.map</text:span><text:span text:style-name="T2">作为一个变量的位置给</text:span><text:span text:style-name="T1">klogd</text:span><text:span text:style-name="T2">，那么它将按照下面的顺序，在三个地方查找</text:span><text:span text:style-name="T1">System.map</text:span><text:span text:style-name="T2">： </text:span></text:p>
      <text:p text:style-name="Text_20_body"><text:span text:style-name="T2">　　</text:span><text:span text:style-name="T1">/boot/System.map </text:span></text:p>
      <text:p text:style-name="Text_20_body"><text:span text:style-name="T2">　　</text:span><text:span text:style-name="T1">/System.map </text:span></text:p>
      <text:p text:style-name="Text_20_body"><text:span text:style-name="T2">　　</text:span><text:span text:style-name="T1">/usr/src/linux/System.map </text:span></text:p>
      <text:p text:style-name="Text_20_body"><text:span text:style-name="T2">　　</text:span><text:span text:style-name="T1">System.map</text:span><text:span text:style-name="T2">也有版本信息，</text:span><text:span text:style-name="T1">klogd</text:span><text:span text:style-name="T2">能够智能地查找正确的映象（</text:span><text:span text:style-name="T1">map</text:span><text:span text:style-name="T2">）文件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Liberation Serif" fo:font-size="24pt" fo:font-weight="bold" style:font-name-asian="DejaVu LGC Sans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liguo</meta:initial-creator>
    <meta:creation-date>2007-11-13T09:32:06</meta:creation-date>
    <dc:creator>sunliguo</dc:creator>
    <dc:date>2007-11-13T09:34:05</dc:date>
    <meta:editing-cycles>1</meta:editing-cycles>
    <meta:editing-duration>PT2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49" meta:character-count="3137"/>
  </office:meta>
</office:document-meta>
</file>